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56500000308653A136F963F38FC.png" manifest:media-type="image/png"/>
  <manifest:file-entry manifest:full-path="Pictures/100000000000056800000309EE6D6C715DF56B0C.png" manifest:media-type="image/png"/>
  <manifest:file-entry manifest:full-path="Pictures/10000000000000D0000001CB10E8B9D49E02AE0C.png" manifest:media-type="image/png"/>
  <manifest:file-entry manifest:full-path="Pictures/100000000000018800000374E2B41B3B2DDA3B9D.png" manifest:media-type="image/png"/>
  <manifest:file-entry manifest:full-path="Pictures/100000000000056800000312E5C6EFDD70180B4A.png" manifest:media-type="image/png"/>
  <manifest:file-entry manifest:full-path="Pictures/100000000000011B00000302A7FB8D93AFFFAB13.png" manifest:media-type="image/png"/>
  <manifest:file-entry manifest:full-path="Pictures/10000000000005770000030BBEBF2BF51315FBE5.png" manifest:media-type="image/png"/>
  <manifest:file-entry manifest:full-path="Pictures/10000000000000CA000001CB6E6E033C3DE92E7A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irst_20_line_20_indent">
      <style:text-properties officeooo:paragraph-rsid="0077fdf3"/>
    </style:style>
    <style:style style:name="P8" style:family="paragraph" style:parent-style-name="First_20_line_20_indent">
      <style:paragraph-properties fo:break-before="page"/>
      <style:text-properties officeooo:paragraph-rsid="0077fdf3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Изображение1" text:anchor-type="char" svg:x="-0.459cm" svg:y="-1.482cm" svg:width="18cm" svg:height="10.222cm" draw:z-index="0"><draw:image xlink:href="Pictures/100000000000056800000312E5C6EFDD70180B4A.png" xlink:type="simple" xlink:show="embed" xlink:actuate="onLoad" draw:mime-type="image/png"/></draw:frame></text:p>
      <text:p text:style-name="P7"><draw:frame draw:style-name="fr2" draw:name="Изображение3" text:anchor-type="char" svg:x="-0.423cm" svg:y="2.487cm" svg:width="18cm" svg:height="10.022cm" draw:z-index="2"><draw:image xlink:href="Pictures/10000000000005770000030BBEBF2BF51315FBE5.png" xlink:type="simple" xlink:show="embed" xlink:actuate="onLoad" draw:mime-type="image/png"/></draw:frame></text:p>
      <text:p text:style-name="P8"><draw:frame draw:style-name="fr2" draw:name="Изображение5" text:anchor-type="char" svg:x="-1.505cm" svg:y="-1.72cm" svg:width="6.519cm" svg:height="14.392cm" draw:z-index="4"><draw:image xlink:href="Pictures/10000000000000D0000001CB10E8B9D49E02AE0C.png" xlink:type="simple" xlink:show="embed" xlink:actuate="onLoad" draw:mime-type="image/png"/></draw:frame><draw:frame draw:style-name="fr2" draw:name="Изображение6" text:anchor-type="char" svg:x="12.166cm" svg:y="-1.64cm" svg:width="6.371cm" svg:height="14.365cm" draw:z-index="5"><draw:image xlink:href="Pictures/100000000000018800000374E2B41B3B2DDA3B9D.png" xlink:type="simple" xlink:show="embed" xlink:actuate="onLoad" draw:mime-type="image/png"/></draw:frame><draw:frame draw:style-name="fr2" draw:name="Изображение7" text:anchor-type="char" svg:x="5.396cm" svg:y="-1.614cm" svg:width="5.95cm" svg:height="14.233cm" draw:z-index="6"><draw:image xlink:href="Pictures/100000000000011B00000302A7FB8D93AFFFAB13.png" xlink:type="simple" xlink:show="embed" xlink:actuate="onLoad" draw:mime-type="image/png"/></draw:frame><draw:frame draw:style-name="fr2" draw:name="Изображение8" text:anchor-type="char" svg:x="-0.709cm" svg:y="13.864cm" svg:width="5.343cm" svg:height="12.143cm" draw:z-index="7"><draw:image xlink:href="Pictures/10000000000000CA000001CB6E6E033C3DE92E7A.png" xlink:type="simple" xlink:show="embed" xlink:actuate="onLoad" draw:mime-type="image/png"/></draw:frame></text:p>
      <text:p text:style-name="P8"><draw:frame draw:style-name="fr2" draw:name="Изображение2" text:anchor-type="char" svg:x="-0.889cm" svg:y="-1.505cm" svg:width="18cm" svg:height="10.089cm" draw:z-index="1"><draw:image xlink:href="Pictures/100000000000056800000309EE6D6C715DF56B0C.png" xlink:type="simple" xlink:show="embed" xlink:actuate="onLoad" draw:mime-type="image/png"/></draw:frame><draw:frame draw:style-name="fr2" draw:name="Изображение4" text:anchor-type="char" svg:x="-0.503cm" svg:y="11.748cm" svg:width="18cm" svg:height="10.114cm" draw:z-index="3"><draw:image xlink:href="Pictures/100000000000056500000308653A136F963F38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3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10:10:23.455556346</meta:creation-date>
    <dc:title>Default</dc:title>
    <meta:editing-cycles>2</meta:editing-cycles>
    <meta:editing-duration>PT15M4S</meta:editing-duration>
    <meta:generator>LibreOffice/7.5.2.1$Linux_X86_64 LibreOffice_project/50$Build-1</meta:generator>
    <dc:date>2024-12-21T10:25:25.139406247</dc:date>
    <meta:document-statistic meta:table-count="1" meta:image-count="8" meta:object-count="0" meta:page-count="3" meta:paragraph-count="10" meta:word-count="23" meta:character-count="86" meta:non-whitespace-character-count="73"/>
  </office:meta>
</office:document-meta>
</file>